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3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Recently Completed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</text:span><text:span text:style-name="T5">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10" office:value-type="string">
            <text:p>Set up Github for a home and school version of Antelope Up.</text:p>
          </table:table-cell>
          <table:table-cell table:style-name="ce10" office:value-type="string">
            <text:p>Polish launch icon. 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5" office:value-type="string">
            <text:p>Changed level selection to vertical list instead of grid and added some subtle animation.</text:p>
          </table:table-cell>
          <table:table-cell table:style-name="ce12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ce10" office:value-type="string">
            <text:p>Set camera to always have 1080p (16/9) aspect ratio across every device.</text:p>
          </table:table-cell>
          <table:table-cell table:style-name="ce10" office:value-type="string">
            <text:p>Have antelopes run direction away from the lioness cards.</text:p>
          </table:table-cell>
          <table:table-cell table:style-name="ce10" office:value-type="string">
            <text:p>Add in Will's latest Africa region text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5" office:value-type="string">
            <text:p>Score design document.</text:p>
          </table:table-cell>
          <table:table-cell table:style-name="ce12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ce11" office:value-type="string">
            <text:p>Set music volume in the info pages to be 25%? <text:s/>If the users settings for music are already less than 25%, keep their music volume setting.</text:p>
          </table:table-cell>
          <table:table-cell table:style-name="ce10" office:value-type="string">
            <text:p>Flip lioness back over after next card is being clicked. </text:p>
          </table:table-cell>
          <table:table-cell table:style-name="ce10" office:value-type="string">
            <text:p>New background for Northern Africa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Default"/>
          <table:table-cell table:style-name="ce12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ce11" office:value-type="string">
            <text:p>Set the scale of males and females in info pages based on the "AUP_Home_and_School_Requests.pdf" document in github, under DesignDocuments folder.</text:p>
          </table:table-cell>
          <table:table-cell table:style-name="ce10" office:value-type="string">
            <text:p>At the beginning of a round(After"GO") any cards that have a lioness, shake for a second and play a lioness growl sound(Lucian needs to make one). 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Default"/>
          <table:table-cell table:style-name="ce12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 office:value-type="string">
            <text:p>Tutorial Fungus Masaai guy talking.</text:p>
          </table:table-cell>
          <table:table-cell table:style-name="ce10" office:value-type="string">
            <text:p>Add master volume control to settings. </text:p>
          </table:table-cell>
          <table:table-cell table:style-name="ce10" office:value-type="string">
            <text:p>New background for Central Africa with animated water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Default"/>
          <table:table-cell table:style-name="ce12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 office:value-type="string">
            <text:p>Replace info page arrows with the left and right antelope cards.</text:p>
          </table:table-cell>
          <table:table-cell table:style-name="ce10" office:value-type="string">
            <text:p>Set hyena laughs only when player loses or if score is very low.</text:p>
          </table:table-cell>
          <table:table-cell table:style-name="ce10" office:value-type="string">
            <text:p>Polish settings layout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Default"/>
          <table:table-cell table:style-name="ce12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Bug where antelope runs from back of card, difficult to reproduce...(While lioness is out in either medium or hard).</text:p>
          </table:table-cell>
          <table:table-cell table:style-name="ce10" office:value-type="string">
            <text:p>Set hyena gets hit by fruit only if player wins and the hyena stays down.</text:p>
          </table:table-cell>
          <table:table-cell table:style-name="ce10" office:value-type="string">
            <text:p>Rework splash animation with A lower and card for E lower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Default"/>
          <table:table-cell table:style-name="ce12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Fix brightness of return icon at night. <text:s/>Tried doing it in Unity, but tint affects all times of day.</text:p>
          </table:table-cell>
          <table:table-cell table:style-name="ce10" office:value-type="string">
            <text:p>New score system.</text:p>
          </table:table-cell>
          <table:table-cell table:style-name="ce14" office:value-type="string">
            <text:p>Add antelope tail swing sideways animation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Default"/>
          <table:table-cell table:style-name="ce12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Sometimes the info page stops speaking the names of antelope.</text:p>
          </table:table-cell>
          <table:table-cell table:style-name="ce14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Default"/>
          <table:table-cell table:style-name="ce12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5" office:value-type="string">
            <text:p>Allow for certain antelopes to have tail swing sideways animation instead of back and forth.</text:p>
          </table:table-cell>
          <table:table-cell table:style-name="ce14" office:value-type="string">
            <text:p>Cards can <text:s/>currently be <text:s/>clicked after losing. <text:s/>The defeat screen should disable player interaction.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Default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4" office:value-type="string">
            <text:p>The "GO" doesnt show up on the second try after losing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Default"/>
          <table:table-cell table:style-name="ce7" office:value-type="string">
            <text:p>Mute hyena by default</text:p>
          </table:table-cell>
          <table:table-cell table:style-name="ce14" office:value-type="string">
            <text:p>Have a setting to turn on color blind mode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4" office:value-type="string">
            <text:p>Set the default volume to be based on testers feedback. 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Set lioness as an option in settings menu and default to off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Text "Click a region to begin" for pc build and <text:s/>"Tap a region to begin" for mobile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4"/>
          <table:table-cell table:number-columns-repeated="1017"/>
        </table:table-row>
        <table:table-row table:style-name="ro2" table:number-rows-repeated="24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3/01/2019</text:date>, <text:time>23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6M36S</meta:editing-duration>
    <meta:editing-cycles>134</meta:editing-cycles>
    <meta:generator>OpenOffice/4.1.6$Win32 OpenOffice.org_project/416m1$Build-9790</meta:generator>
    <dc:date>2019-03-01T23:27:46.82</dc: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